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0d285c" officeooo:paragraph-rsid="000d285c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0fe748" officeooo:paragraph-rsid="000fe748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0269e" officeooo:paragraph-rsid="0010269e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1d417" officeooo:paragraph-rsid="0011d417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0d285c" officeooo:paragraph-rsid="000d285c" style:font-size-asian="14pt" style:font-weight-asian="bold" style:font-size-complex="14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6643c" officeooo:paragraph-rsid="0016643c" style:font-weight-asian="bold" style:font-weight-complex="bold"/>
    </style:style>
    <style:style style:name="P7" style:family="paragraph" style:parent-style-name="Standard" style:list-style-name="L2">
      <style:text-properties fo:font-size="14pt" fo:font-weight="normal" officeooo:rsid="0011d417" officeooo:paragraph-rsid="0011d417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1d417" officeooo:paragraph-rsid="0011d417" style:font-size-asian="14pt" style:font-weight-asian="normal" style:font-size-complex="14pt" style:font-weight-complex="normal"/>
    </style:style>
    <style:style style:name="P9" style:family="paragraph" style:parent-style-name="Standard" style:list-style-name="L3">
      <style:text-properties fo:font-size="14pt" fo:font-weight="normal" officeooo:rsid="00139f4e" officeooo:paragraph-rsid="00139f4e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44dcf" officeooo:paragraph-rsid="00139f4e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16643c" officeooo:paragraph-rsid="0016643c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16d853" officeooo:paragraph-rsid="0016d853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18c83f" officeooo:paragraph-rsid="0018c83f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1a955c" officeooo:paragraph-rsid="001a955c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1c647d" officeooo:paragraph-rsid="001c647d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1e0154" officeooo:paragraph-rsid="001e0154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203f33" officeooo:paragraph-rsid="00203f33" style:font-size-asian="14pt" style:font-weight-asian="normal" style:font-size-complex="14pt" style:font-weight-complex="normal"/>
    </style:style>
    <style:style style:name="P18" style:family="paragraph" style:parent-style-name="Standard" style:list-style-name="L4">
      <style:text-properties fo:font-size="14pt" style:text-underline-style="none" fo:font-weight="normal" officeooo:rsid="00203f33" officeooo:paragraph-rsid="00203f33" style:font-size-asian="14pt" style:font-weight-asian="normal" style:font-size-complex="14pt" style:font-weight-complex="normal"/>
    </style:style>
    <style:style style:name="P19" style:family="paragraph" style:parent-style-name="Standard" style:list-style-name="L5">
      <style:text-properties fo:font-size="14pt" style:text-underline-style="none" fo:font-weight="normal" officeooo:rsid="00203f33" officeooo:paragraph-rsid="00203f33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1ee88e" officeooo:paragraph-rsid="001ee88e" style:font-size-asian="14pt" style:font-weight-asian="normal" style:font-size-complex="14pt" style:font-weight-complex="normal"/>
    </style:style>
    <style:style style:name="P21" style:family="paragraph" style:parent-style-name="Standard" style:list-style-name="L4">
      <style:text-properties fo:font-size="14pt" style:text-underline-style="none" fo:font-weight="normal" officeooo:rsid="001f217a" officeooo:paragraph-rsid="001f217a" style:font-size-asian="14pt" style:font-weight-asian="normal" style:font-size-complex="14pt" style:font-weight-complex="normal"/>
    </style:style>
    <style:style style:name="P22" style:family="paragraph" style:parent-style-name="Standard" style:list-style-name="L5">
      <style:text-properties fo:font-size="14pt" style:text-underline-style="none" fo:font-weight="normal" officeooo:rsid="0020a7c6" officeooo:paragraph-rsid="0020a7c6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style:text-underline-style="none" fo:font-weight="normal" officeooo:rsid="0020a7c6" officeooo:paragraph-rsid="0020a7c6" style:font-size-asian="14pt" style:font-weight-asian="normal" style:font-size-complex="14pt" style:font-weight-complex="normal"/>
    </style:style>
    <style:style style:name="P24" style:family="paragraph" style:parent-style-name="Standard" style:list-style-name="L6">
      <style:text-properties fo:font-size="14pt" style:text-underline-style="none" fo:font-weight="normal" officeooo:rsid="0022e68b" officeooo:paragraph-rsid="0022e68b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style:text-underline-style="none" fo:font-weight="normal" officeooo:rsid="0022e68b" officeooo:paragraph-rsid="0022e68b" style:font-size-asian="14pt" style:font-weight-asian="normal" style:font-size-complex="14pt" style:font-weight-complex="normal"/>
    </style:style>
    <style:style style:name="P26" style:family="paragraph" style:parent-style-name="Standard" style:list-style-name="L7">
      <style:text-properties fo:font-size="14pt" style:text-underline-style="none" fo:font-weight="normal" officeooo:rsid="0023f2c5" officeooo:paragraph-rsid="0023f2c5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style:text-underline-style="none" fo:font-weight="normal" officeooo:rsid="0023f2c5" officeooo:paragraph-rsid="0023f2c5" style:font-size-asian="14pt" style:font-weight-asian="normal" style:font-size-complex="14pt" style:font-weight-complex="normal"/>
    </style:style>
    <style:style style:name="P28" style:family="paragraph" style:parent-style-name="Standard" style:list-style-name="L7">
      <style:text-properties fo:font-size="14pt" style:text-underline-style="none" fo:font-weight="normal" officeooo:rsid="0025fbed" officeooo:paragraph-rsid="0025fbed" style:font-size-asian="14pt" style:font-weight-asian="normal" style:font-size-complex="14pt" style:font-weight-complex="normal"/>
    </style:style>
    <style:style style:name="P29" style:family="paragraph" style:parent-style-name="Standard" style:list-style-name="L8">
      <style:text-properties fo:font-size="14pt" style:text-underline-style="none" fo:font-weight="normal" officeooo:rsid="00255f2c" officeooo:paragraph-rsid="00255f2c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style:text-underline-style="none" fo:font-weight="normal" officeooo:rsid="00255f2c" officeooo:paragraph-rsid="00255f2c" style:font-size-asian="14pt" style:font-weight-asian="normal" style:font-size-complex="14pt" style:font-weight-complex="normal"/>
    </style:style>
    <style:style style:name="P31" style:family="paragraph" style:parent-style-name="Standard" style:list-style-name="L9">
      <style:text-properties fo:font-size="14pt" style:text-underline-style="none" fo:font-weight="normal" officeooo:rsid="00264898" officeooo:paragraph-rsid="00264898" style:font-size-asian="14pt" style:font-weight-asian="normal" style:font-size-complex="14pt" style:font-weight-complex="normal"/>
    </style:style>
    <style:style style:name="P32" style:family="paragraph" style:parent-style-name="Standard" style:list-style-name="L9">
      <style:text-properties fo:font-size="14pt" style:text-underline-style="none" fo:font-weight="normal" officeooo:rsid="0027691f" officeooo:paragraph-rsid="0027691f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style:text-underline-style="none" fo:font-weight="normal" officeooo:rsid="0027691f" officeooo:paragraph-rsid="0027691f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style:text-underline-style="none" fo:font-weight="normal" officeooo:rsid="002dba63" officeooo:paragraph-rsid="002dba63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style:text-underline-style="none" fo:font-weight="normal" officeooo:rsid="002dba63" officeooo:paragraph-rsid="0028cef0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style:text-underline-style="none" fo:font-weight="normal" officeooo:rsid="002fda5e" officeooo:paragraph-rsid="002fda5e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style:text-underline-style="none" fo:font-weight="normal" officeooo:rsid="0032f89c" officeooo:paragraph-rsid="0032f89c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style:text-underline-style="none" fo:font-weight="bold" officeooo:rsid="0016d853" officeooo:paragraph-rsid="0016d853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style:text-underline-style="none" fo:font-weight="bold" officeooo:rsid="0022e68b" officeooo:paragraph-rsid="0022e68b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style:text-underline-style="none" fo:font-weight="bold" officeooo:rsid="0023f2c5" officeooo:paragraph-rsid="0023f2c5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style:text-underline-style="none" fo:font-weight="bold" officeooo:rsid="00255f2c" officeooo:paragraph-rsid="00255f2c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style:text-underline-style="none" fo:font-weight="bold" officeooo:rsid="00264898" officeooo:paragraph-rsid="00264898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style:text-underline-style="none" fo:font-weight="bold" officeooo:rsid="0028cef0" officeooo:paragraph-rsid="0028cef0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style:text-underline-style="none" fo:font-weight="bold" officeooo:rsid="002e8e63" officeooo:paragraph-rsid="002e8e63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style:text-underline-style="none" fo:font-weight="bold" officeooo:rsid="002fda5e" officeooo:paragraph-rsid="002fda5e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style:text-underline-style="none" fo:font-weight="bold" officeooo:rsid="0031d3f8" officeooo:paragraph-rsid="0031d3f8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style:text-underline-style="solid" style:text-underline-width="auto" style:text-underline-color="font-color" fo:font-weight="normal" officeooo:rsid="001ee88e" officeooo:paragraph-rsid="001ee88e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4pt" style:text-underline-style="solid" style:text-underline-width="auto" style:text-underline-color="font-color" fo:font-weight="normal" officeooo:rsid="001f217a" officeooo:paragraph-rsid="001f217a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style:text-underline-style="solid" style:text-underline-width="auto" style:text-underline-color="font-color" fo:font-weight="normal" officeooo:rsid="00203f33" officeooo:paragraph-rsid="00203f33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style:text-underline-style="solid" style:text-underline-width="auto" style:text-underline-color="font-color" fo:font-weight="bold" officeooo:rsid="002d66fc" officeooo:paragraph-rsid="002d66fc" style:font-size-asian="14pt" style:font-weight-asian="bold" style:font-size-complex="14pt" style:font-weight-complex="bold"/>
    </style:style>
    <style:style style:name="P51" style:family="paragraph" style:parent-style-name="Standard" style:list-style-name="L3">
      <style:text-properties officeooo:rsid="00139f4e" officeooo:paragraph-rsid="00139f4e"/>
    </style:style>
    <style:style style:name="P52" style:family="paragraph" style:parent-style-name="Standard" style:list-style-name="L5">
      <style:text-properties officeooo:rsid="00203f33" officeooo:paragraph-rsid="002b517b"/>
    </style:style>
    <style:style style:name="P53" style:family="paragraph" style:parent-style-name="Standard">
      <style:text-properties fo:font-size="16pt" style:text-underline-style="none" fo:font-weight="bold" officeooo:rsid="003655ae" officeooo:paragraph-rsid="003655ae" style:font-size-asian="16pt" style:font-weight-asian="bold" style:font-size-complex="16pt" style:font-weight-complex="bold"/>
    </style:style>
    <style:style style:name="P54" style:family="paragraph" style:parent-style-name="Standard">
      <style:text-properties fo:font-size="16pt" style:text-underline-style="none" fo:font-weight="bold" officeooo:rsid="0037994d" officeooo:paragraph-rsid="0037994d" style:font-size-asian="16pt" style:font-weight-asian="bold" style:font-size-complex="16pt" style:font-weight-complex="bold"/>
    </style:style>
    <style:style style:name="P55" style:family="paragraph" style:parent-style-name="Standard">
      <style:text-properties fo:font-size="16pt" style:text-underline-style="none" fo:font-weight="bold" officeooo:rsid="003b27aa" officeooo:paragraph-rsid="003b27aa" style:font-size-asian="16pt" style:font-weight-asian="bold" style:font-size-complex="16pt" style:font-weight-complex="bold"/>
    </style:style>
    <style:style style:name="P56" style:family="paragraph" style:parent-style-name="Standard">
      <style:text-properties fo:font-size="16pt" style:text-underline-style="solid" style:text-underline-width="auto" style:text-underline-color="font-color" fo:font-weight="bold" officeooo:rsid="0032f89c" officeooo:paragraph-rsid="0032f89c" style:font-size-asian="16pt" style:font-weight-asian="bold" style:font-size-complex="16pt" style:font-weight-complex="bold"/>
    </style:style>
    <style:style style:name="P57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font-size="14pt" fo:font-weight="normal" officeooo:rsid="0010269e" officeooo:paragraph-rsid="0010269e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fo:font-weight="normal" officeooo:rsid="0010269e" officeooo:paragraph-rsid="0010269e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fo:font-weight="normal" officeooo:rsid="0029ddf4" officeooo:paragraph-rsid="0029ddf4" style:font-size-asian="14pt" style:font-weight-asian="normal" style:font-size-complex="14pt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1d417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44dcf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371d3d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397bd6" style:font-size-asian="12.25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44dcf" style:font-size-asian="14pt" style:font-size-complex="14pt"/>
    </style:style>
    <style:style style:name="T8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20a7c6" style:font-size-asian="14pt" style:font-weight-asian="normal" style:font-size-complex="14pt" style:font-weight-complex="normal"/>
    </style:style>
    <style:style style:name="T10" style:family="text">
      <style:text-properties officeooo:rsid="002a275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officeooo:rsid="00313d10" style:font-weight-asian="bold" style:font-weight-complex="bold"/>
    </style:style>
    <style:style style:name="T13" style:family="text">
      <style:text-properties officeooo:rsid="002fda5e"/>
    </style:style>
    <style:style style:name="T14" style:family="text">
      <style:text-properties officeooo:rsid="00313d10"/>
    </style:style>
    <style:style style:name="T15" style:family="text">
      <style:text-properties officeooo:rsid="0035a049"/>
    </style:style>
    <style:style style:name="T16" style:family="text">
      <style:text-properties officeooo:rsid="0035a9df"/>
    </style:style>
    <style:style style:name="T17" style:family="text">
      <style:text-properties officeooo:rsid="003cae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43cm" fo:text-indent="-0.635cm" fo:margin-left="2.14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78cm" fo:text-indent="-0.635cm" fo:margin-left="2.77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48cm" fo:text-indent="-0.635cm" fo:margin-left="4.04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83cm" fo:text-indent="-0.635cm" fo:margin-left="4.68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18cm" fo:text-indent="-0.635cm" fo:margin-left="5.31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88cm" fo:text-indent="-0.635cm" fo:margin-left="6.58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58cm" fo:text-indent="-0.635cm" fo:margin-left="7.858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Release</text:p>
      <text:p text:style-name="P5"/>
      <text:p text:style-name="P1">Release management will help plan, organize and manage things in a sinlge entity.</text:p>
      <text:p text:style-name="P1"/>
      <text:p text:style-name="P2">For example, if your team is coming up with a new version of a product, then it can be added as a release.</text:p>
      <text:p text:style-name="P2"/>
      <text:list xml:id="list2006351363" text:style-name="L1">
        <text:list-item>
          <text:p text:style-name="P57">A stage is the staus of your release.</text:p>
        </text:list-item>
      </text:list>
      <text:p text:style-name="P58"/>
      <text:p text:style-name="P59">Default stages of release are <text:span text:style-name="T10">PLANNING</text:span>, <text:span text:style-name="T10">ONGOING</text:span>, and <text:span text:style-name="T10">RELEASED</text:span>.</text:p>
      <text:p text:style-name="P3"/>
      <text:p text:style-name="P4">Before creating a release, you have to look upon following things:</text:p>
      <text:p text:style-name="P4"/>
      <text:list xml:id="list1357596911" text:style-name="L2">
        <text:list-item>
          <text:p text:style-name="P7">Time frame</text:p>
        </text:list-item>
        <text:list-item>
          <text:p text:style-name="P7">Budget</text:p>
        </text:list-item>
        <text:list-item>
          <text:p text:style-name="P7">Impact on existing customers</text:p>
        </text:list-item>
        <text:list-item>
          <text:p text:style-name="P7">Resource allocation </text:p>
        </text:list-item>
        <text:list-item>
          <text:p text:style-name="P7">Analysis of sprints and backlogs</text:p>
        </text:list-item>
      </text:list>
      <text:p text:style-name="P4"/>
      <text:p text:style-name="P4"/>
      <text:list xml:id="list2754154966" text:style-name="L3">
        <text:list-item>
          <text:p text:style-name="P51"><text:span text:style-name="T2">C</text:span><text:span text:style-name="T1">reate new release</text:span></text:p>
        </text:list-item>
        <text:list-item>
          <text:p text:style-name="P9">Add new items to release</text:p>
        </text:list-item>
        <text:list-item>
          <text:p text:style-name="P9">Associate existing items to release</text:p>
        </text:list-item>
        <text:list-item>
          <text:p text:style-name="P9">Move or disassociate existing items from release</text:p>
        </text:list-item>
        <text:list-item>
          <text:p text:style-name="P51"><text:span text:style-name="T1">Move </text:span><text:span text:style-name="T3">release </text:span><text:span text:style-name="T1">across stag</text:span><text:span text:style-name="T3">es</text:span></text:p>
        </text:list-item>
      </text:list>
      <text:p text:style-name="P10"/>
      <text:p text:style-name="P10"/>
      <text:p text:style-name="P6"><text:span text:style-name="T7">A</text:span><text:span text:style-name="T6">rchive Epic</text:span></text:p>
      <text:p text:style-name="P11">Once all the work items are completed in the epic, you can move the epic to “archive”.</text:p>
      <text:p text:style-name="P11"/>
      <text:p text:style-name="P38">Epic</text:p>
      <text:p text:style-name="P38"/>
      <text:p text:style-name="P12">An epic is a larger user story that contains multiple stories across different sprints.</text:p>
      <text:p text:style-name="P13">In Agile methodology, every requirement from the client is developed into a user story and stored in the product backlog.</text:p>
      <text:p text:style-name="P13"/>
      <text:p text:style-name="P13">When the user stories are larger and cannot be completed in a single sprint, you can create an epic and associate other smaller stories. (stories, tasks, bugs )</text:p>
      <text:p text:style-name="P13"/>
      <text:p text:style-name="P14">You can also create an epic from backlog.</text:p>
      <text:p text:style-name="P14"/>
      <text:p text:style-name="P15">You can add new items to epic or associate existing work items to epic.</text:p>
      <text:p text:style-name="P15"/>
      <text:p text:style-name="P16"><text:soft-page-break/></text:p>
      <text:p text:style-name="P16">You can Collapse and Expand work items in epic</text:p>
      <text:p text:style-name="P17"/>
      <text:p text:style-name="P16"/>
      <text:p text:style-name="P47">Move the work items</text:p>
      <text:p text:style-name="P20"><text:tab/>You can also move the work items across the sprints, backlog or , epic.</text:p>
      <text:p text:style-name="P20"/>
      <text:p text:style-name="P48">Manage Epic Activities</text:p>
      <text:list xml:id="list4066137521" text:style-name="L4">
        <text:list-item>
          <text:p text:style-name="P21">Export epic</text:p>
        </text:list-item>
        <text:list-item>
          <text:p text:style-name="P21">Filter epic</text:p>
        </text:list-item>
        <text:list-item>
          <text:p text:style-name="P18">Reorder epics </text:p>
        </text:list-item>
        <text:list-item>
          <text:p text:style-name="P18">View epic progress</text:p>
        </text:list-item>
      </text:list>
      <text:p text:style-name="P17"/>
      <text:p text:style-name="P49">View epic progress</text:p>
      <text:p text:style-name="P17"/>
      <text:list xml:id="list1250136081" text:style-name="L5">
        <text:list-item>
          <text:p text:style-name="P52"><text:span text:style-name="T8">Progress by points </text:span></text:p>
          <text:list>
            <text:list-header>
              <text:p text:style-name="P52"><text:span text:style-name="T8">Track th</text:span><text:span text:style-name="T9">e overall progress of your epic based on the total and <text:s/>completed estimation points of your work items.</text:span></text:p>
            </text:list-header>
          </text:list>
        </text:list-item>
        <text:list-item>
          <text:p text:style-name="P19">Progress by items</text:p>
          <text:list>
            <text:list-header>
              <text:p text:style-name="P22">Track the overall progress of your epic based on the total and completed work items.</text:p>
            </text:list-header>
          </text:list>
        </text:list-item>
      </text:list>
      <text:p text:style-name="P23"/>
      <text:p text:style-name="P39">Five steps to work with epics</text:p>
      <text:list xml:id="list1163649496" text:style-name="L6">
        <text:list-item>
          <text:p text:style-name="P24">Create your epic</text:p>
        </text:list-item>
        <text:list-item>
          <text:p text:style-name="P24">Add or associate work items to your epic</text:p>
        </text:list-item>
        <text:list-item>
          <text:p text:style-name="P24">Manage epic activities</text:p>
        </text:list-item>
        <text:list-item>
          <text:p text:style-name="P24">View epic details</text:p>
        </text:list-item>
        <text:list-item>
          <text:p text:style-name="P24">Track epic progress</text:p>
        </text:list-item>
      </text:list>
      <text:p text:style-name="P25"/>
      <text:p text:style-name="P25"/>
      <text:p text:style-name="P40">Track sprint progress</text:p>
      <text:p text:style-name="P40"/>
      <text:list xml:id="list1719689420" text:style-name="L7">
        <text:list-item>
          <text:p text:style-name="P26">Project Dashboard</text:p>
        </text:list-item>
        <text:list-item>
          <text:p text:style-name="P26">Sprint Dashboard</text:p>
        </text:list-item>
        <text:list-item>
          <text:p text:style-name="P28">Timesheets</text:p>
        </text:list-item>
      </text:list>
      <text:p text:style-name="P27"/>
      <text:p text:style-name="P27"/>
      <text:p text:style-name="P41">Due date tracker</text:p>
      <text:p text:style-name="P39"/>
      <text:list xml:id="list2386928410" text:style-name="L8">
        <text:list-item>
          <text:p text:style-name="P29">Overdue work items are represented as red.</text:p>
        </text:list-item>
        <text:list-item>
          <text:p text:style-name="P29">Due on work items are represented as green.</text:p>
        </text:list-item>
        <text:list-item>
          <text:p text:style-name="P29">Completed work items are represented as blue.</text:p>
        </text:list-item>
      </text:list>
      <text:p text:style-name="P30"/>
      <text:p text:style-name="P30"/>
      <text:p text:style-name="P42"/>
      <text:p text:style-name="P42"><text:soft-page-break/></text:p>
      <text:p text:style-name="P42">Time sheets</text:p>
      <text:list xml:id="list93125393" text:style-name="L9">
        <text:list-item>
          <text:p text:style-name="P31">Time sheets easily track the number of log hours your scrum team has spent on work items.</text:p>
        </text:list-item>
        <text:list-item>
          <text:p text:style-name="P32">Track the total hours for the work</text:p>
        </text:list-item>
      </text:list>
      <text:p text:style-name="P33"/>
      <text:p text:style-name="P43"/>
      <text:p text:style-name="P44">Item Process Time</text:p>
      <text:p text:style-name="P44"/>
      <text:p text:style-name="P44"><text:tab/><text:span text:style-name="T11">Total duration of all the work items across the statuses in the sprint.</text:span></text:p>
      <text:p text:style-name="P35"/>
      <text:p text:style-name="P45">Sprint Process Time</text:p>
      <text:p text:style-name="P34"><text:tab/></text:p>
      <text:p text:style-name="P34"><text:tab/><text:span text:style-name="T13">Display the average time taken to complete the work items under each status in <text:s/></text:span></text:p>
      <text:p text:style-name="P36">chosen time period.</text:p>
      <text:p text:style-name="P36"><text:line-break/><text:span text:style-name="T12">Latency Chart</text:span></text:p>
      <text:p text:style-name="P36"><text:span text:style-name="T12"/></text:p>
      <text:p text:style-name="P36"><text:span text:style-name="T12"><text:tab/></text:span><text:span text:style-name="T14">Latency chart describes all the work items that have been inactive for a period of three days.</text:span></text:p>
      <text:p text:style-name="P36"/>
      <text:p text:style-name="P46">Cancelled Sprints</text:p>
      <text:p text:style-name="P46"/>
      <text:p text:style-name="P46"><text:tab/><text:span text:style-name="T11">You can cancel the sprints that cannot be completed within the scheduled end date.</text:span></text:p>
      <text:p text:style-name="P46"><text:span text:style-name="T11"/></text:p>
      <text:p text:style-name="P46"><text:span text:style-name="T11"/></text:p>
      <text:p text:style-name="P46"><text:span text:style-name="T11"/></text:p>
      <text:p text:style-name="P56">JIRA</text:p>
      <text:p text:style-name="P50"/>
      <text:p text:style-name="P37"><text:span text:style-name="T17">JIRA</text:span> software is an agile project management tool <text:span text:style-name="T16">and issue tracker </text:span><text:span text:style-name="T15">developed by Atlassian </text:span>that supports any agile methodology, be it scrum, kanban, or it may be your unique flavour.</text:p>
      <text:p text:style-name="P37"/>
      <text:p text:style-name="P37"/>
      <text:p text:style-name="P53">Webhooks</text:p>
      <text:p text:style-name="P53"/>
      <text:p text:style-name="P53"><text:tab/><text:span text:style-name="T4">A webhook is a http callback or push API that automatically sends real time notifications to third party applications.</text:span></text:p>
      <text:p text:style-name="P53"><text:span text:style-name="T4"><text:tab/></text:span></text:p>
      <text:p text:style-name="P53"><text:span text:style-name="T4"><text:tab/><text:tab/>These notifications are sent when you perform a set of events.</text:span></text:p>
      <text:p text:style-name="P53"/>
      <text:p text:style-name="P53"/>
      <text:p text:style-name="P54"/>
      <text:p text:style-name="P54"><text:soft-page-break/></text:p>
      <text:p text:style-name="P54"/>
      <text:p text:style-name="P54">What should a user do when they want to work on webhooks?</text:p>
      <text:p text:style-name="P54"/>
      <text:p text:style-name="P54"><text:tab/><text:span text:style-name="T5">First , the user should link their application with a third party tool using a HTTP URL. This URL will receive data when a set of events are triggered. When the action related to any of the events are triggered, the data is sent to the URL.</text:span></text:p>
      <text:p text:style-name="P54"><text:span text:style-name="T5"/></text:p>
      <text:p text:style-name="P54"><text:span text:style-name="T5"/></text:p>
      <text:p text:style-name="P55">Triggers</text:p>
      <text:p text:style-name="P55"/>
      <text:p text:style-name="P55"><text:tab/><text:span text:style-name="T1">Triggers are set of events that you choose to send notifications when there is an upda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21:57:35.277556876</meta:creation-date>
    <dc:date>2022-04-27T18:27:20.572690227</dc:date>
    <meta:editing-duration>PT23H5M20S</meta:editing-duration>
    <meta:editing-cycles>41</meta:editing-cycles>
    <meta:generator>LibreOffice/6.4.7.2$Linux_X86_64 LibreOffice_project/40$Build-2</meta:generator>
    <meta:document-statistic meta:table-count="0" meta:image-count="0" meta:object-count="0" meta:page-count="4" meta:paragraph-count="74" meta:word-count="615" meta:character-count="3366" meta:non-whitespace-character-count="2836"/>
  </office:meta>
</office:document-meta>
</file>